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Open Sans" svg:font-family="'Open Sans', sans-serif"/>
    <style:font-face style:name="PingFang SC" svg:font-family="'PingFang SC', 'Microsoft YaHei', SimHei, Arial, SimSun"/>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Tahoma1"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Preformatted_20_Text">
      <loext:graphic-properties draw:fill="solid" draw:fill-color="#ffffff" draw:opacity="100%"/>
      <style:paragraph-properties fo:margin-left="0cm" fo:margin-right="0cm" fo:margin-top="0cm" fo:margin-bottom="0.794cm" loext:contextual-spacing="false" fo:orphans="2" fo:widows="2" fo:text-indent="0cm" style:auto-text-indent="false" fo:background-color="#ffffff" fo:padding="0cm" fo:border="none"/>
    </style:style>
    <style:style style:name="P2" style:family="paragraph" style:parent-style-name="Standard">
      <style:paragraph-properties fo:margin-left="0cm" fo:margin-right="0cm" fo:text-indent="0cm" style:auto-text-indent="false"/>
      <style:text-properties fo:font-size="16pt" style:font-size-asian="16pt" style:language-asian="zh" style:country-asian="CN" style:font-size-complex="16pt"/>
    </style:style>
    <style:style style:name="P3" style:family="paragraph" style:parent-style-name="Standard">
      <style:paragraph-properties fo:margin-left="0cm" fo:margin-right="0cm" fo:text-indent="0cm" style:auto-text-indent="false"/>
      <style:text-properties fo:font-size="22pt" style:font-size-asian="22pt" style:font-size-complex="22pt"/>
    </style:style>
    <style:style style:name="P4" style:family="paragraph" style:parent-style-name="List_20_Paragraph">
      <style:paragraph-properties fo:margin-left="0cm" fo:margin-right="0cm" fo:text-indent="0cm" style:auto-text-indent="false"/>
      <style:text-properties fo:font-size="16pt" style:font-size-asian="16pt" style:font-size-complex="16pt"/>
    </style:style>
    <style:style style:name="P5" style:family="paragraph" style:parent-style-name="List_20_Paragraph">
      <style:paragraph-properties fo:margin-left="0cm" fo:margin-right="0cm" fo:text-indent="0cm" style:auto-text-indent="false"/>
      <style:text-properties fo:font-size="18pt" style:font-size-asian="18pt" style:font-size-complex="18pt"/>
    </style:style>
    <style:style style:name="P6"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455463" style:font-name="Open Sans" fo:letter-spacing="normal" fo:font-style="normal" fo:font-weight="normal"/>
    </style:style>
    <style:style style:name="P7" style:family="paragraph" style:parent-style-name="Standard">
      <style:paragraph-properties fo:line-height="115%"/>
      <style:text-properties fo:text-transform="uppercase" fo:color="#000000" style:font-name="Arial Black" fo:font-size="28pt" fo:letter-spacing="-0.035cm" style:letter-kerning="true" style:font-size-asian="28pt" style:font-size-complex="28pt"/>
    </style:style>
    <style:style style:name="P8" style:family="paragraph" style:parent-style-name="Standard">
      <style:text-properties fo:font-size="16pt" style:font-size-asian="16pt" style:font-size-complex="16pt"/>
    </style:style>
    <style:style style:name="P9" style:family="paragraph" style:parent-style-name="List_20_Paragraph">
      <style:text-properties fo:font-size="16pt" style:font-size-asian="16pt" style:font-size-complex="16pt"/>
    </style:style>
    <style:style style:name="P10" style:family="paragraph" style:parent-style-name="List_20_Paragraph">
      <style:text-properties fo:font-size="11pt" style:font-size-asian="11pt" style:language-asian="zh" style:country-asian="CN" style:font-size-complex="11pt"/>
    </style:style>
    <style:style style:name="P11" style:family="paragraph" style:parent-style-name="List_20_Paragraph">
      <style:text-properties fo:font-size="11pt" officeooo:paragraph-rsid="000eca8c" style:font-size-asian="11pt" style:language-asian="zh" style:country-asian="CN" style:font-size-complex="11pt"/>
    </style:style>
    <style:style style:name="P12" style:family="paragraph" style:parent-style-name="List_20_Paragraph">
      <style:paragraph-properties fo:margin-left="0.635cm" fo:margin-right="0cm" fo:text-indent="0.635cm" style:auto-text-indent="false"/>
      <style:text-properties fo:font-size="16pt" style:font-size-asian="16pt" style:font-size-complex="16pt"/>
    </style:style>
    <style:style style:name="P13" style:family="paragraph" style:parent-style-name="Title" style:master-page-name="">
      <style:paragraph-properties style:page-number="auto" fo:break-before="auto" fo:break-after="auto"/>
    </style:style>
    <style:style style:name="P14" style:family="paragraph" style:parent-style-name="Standard" style:master-page-name="First_20_Page">
      <style:paragraph-properties style:page-number="auto"/>
      <style:text-properties style:letter-kerning="true"/>
    </style:style>
    <style:style style:name="P15" style:family="paragraph" style:parent-style-name="Standard">
      <style:text-properties fo:font-size="9pt" fo:font-weight="normal" officeooo:rsid="0011366f" officeooo:paragraph-rsid="0011366f" style:font-size-asian="9pt" style:language-asian="zh" style:country-asian="CN" style:font-weight-asian="normal" style:font-size-complex="9pt" style:font-weight-complex="normal"/>
    </style:style>
    <style:style style:name="P16" style:family="paragraph" style:parent-style-name="Standard">
      <style:paragraph-properties fo:margin-top="0cm" fo:margin-bottom="0cm" loext:contextual-spacing="false"/>
    </style:style>
    <style:style style:name="P17" style:family="paragraph" style:parent-style-name="List_20_Paragraph" style:list-style-name="WWNum1">
      <style:text-properties fo:font-size="16pt" style:font-size-asian="16pt" style:font-size-complex="16pt"/>
    </style:style>
    <style:style style:name="P18" style:family="paragraph" style:parent-style-name="List_20_Paragraph" style:list-style-name="WWNum2">
      <style:text-properties fo:font-size="16pt" style:font-size-asian="16pt" style:font-size-complex="16pt"/>
    </style:style>
    <style:style style:name="P19" style:family="paragraph" style:parent-style-name="List_20_Paragraph">
      <style:text-properties fo:font-size="16pt" fo:font-weight="bold" officeooo:paragraph-rsid="0011366f" style:font-size-asian="16pt" style:font-weight-asian="bold" style:font-size-complex="16pt" style:font-weight-complex="bold"/>
    </style:style>
    <style:style style:name="P20" style:family="paragraph" style:parent-style-name="List_20_Paragraph">
      <style:text-properties fo:font-size="11pt" officeooo:paragraph-rsid="000eca8c" style:font-size-asian="11pt" style:language-asian="zh" style:country-asian="CN" style:font-size-complex="11pt"/>
    </style:style>
    <style:style style:name="P21" style:family="paragraph" style:parent-style-name="List_20_Paragraph">
      <style:text-properties fo:font-size="26pt" fo:font-weight="bold" officeooo:rsid="0011366f" officeooo:paragraph-rsid="0011366f" style:font-size-asian="26pt" style:language-asian="zh" style:country-asian="CN" style:font-weight-asian="bold" style:font-size-complex="26pt" style:font-weight-complex="bold"/>
    </style:style>
    <style:style style:name="P22" style:family="paragraph" style:parent-style-name="List_20_Paragraph">
      <style:text-properties fo:font-size="26pt" style:font-size-asian="26pt" style:language-asian="zh" style:country-asian="CN" style:font-size-complex="26pt"/>
    </style:style>
    <style:style style:name="P23" style:family="paragraph" style:parent-style-name="List_20_Paragraph">
      <style:text-properties fo:font-size="9pt" fo:font-weight="normal" officeooo:rsid="0011366f" officeooo:paragraph-rsid="0011366f" style:font-size-asian="9pt" style:language-asian="zh" style:country-asian="CN" style:font-weight-asian="normal" style:font-size-complex="9pt" style:font-weight-complex="normal"/>
    </style:style>
    <style:style style:name="P24" style:family="paragraph" style:parent-style-name="List_20_Paragraph">
      <style:text-properties fo:font-size="9pt" fo:font-weight="normal" officeooo:rsid="001435e6" officeooo:paragraph-rsid="001435e6" style:font-size-asian="9pt" style:language-asian="zh" style:country-asian="CN" style:font-weight-asian="normal" style:font-size-complex="9pt" style:font-weight-complex="normal"/>
    </style:style>
    <style:style style:name="P25" style:family="paragraph" style:parent-style-name="List_20_Paragraph">
      <style:text-properties fo:font-size="9pt" fo:font-weight="normal" officeooo:rsid="0015a658" officeooo:paragraph-rsid="0015a658" style:font-size-asian="9pt" style:language-asian="zh" style:country-asian="CN" style:font-weight-asian="normal" style:font-size-complex="9pt" style:font-weight-complex="normal"/>
    </style:style>
    <style:style style:name="P26" style:family="paragraph" style:parent-style-name="List_20_Paragraph">
      <style:text-properties fo:font-size="9pt" fo:font-weight="normal" officeooo:rsid="0016d5d7" officeooo:paragraph-rsid="0016d5d7" style:font-size-asian="9pt" style:language-asian="zh" style:country-asian="CN" style:font-weight-asian="normal" style:font-size-complex="9pt" style:font-weight-complex="normal"/>
    </style:style>
    <style:style style:name="P27" style:family="paragraph" style:parent-style-name="List_20_Paragraph">
      <style:text-properties fo:font-weight="normal" officeooo:rsid="0015a658" officeooo:paragraph-rsid="0011366f"/>
    </style:style>
    <style:style style:name="P28" style:family="paragraph" style:parent-style-name="List_20_Paragraph" style:list-style-name="WWNum2">
      <style:paragraph-properties fo:margin-left="0cm" fo:margin-right="0cm" fo:text-indent="0cm" style:auto-text-indent="false"/>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1pt" style:font-size-asian="11pt" style:language-asian="zh" style:country-asian="CN" style:font-size-complex="11pt"/>
    </style:style>
    <style:style style:name="T4" style:family="text">
      <style:text-properties fo:font-variant="normal" fo:text-transform="none" fo:color="#000000" style:font-name="Consolas" fo:letter-spacing="normal" fo:font-style="normal" fo:font-weight="normal" fo:background-color="#f0f0f0" loext:char-shading-value="0"/>
    </style:style>
    <style:style style:name="T5" style:family="text">
      <style:text-properties fo:font-variant="normal" fo:text-transform="none" fo:color="#455463" style:font-name="Open Sans" fo:font-size="11pt" fo:letter-spacing="normal" fo:font-style="normal" fo:font-weight="normal" style:font-size-asian="11pt" style:font-size-complex="11pt"/>
    </style:style>
    <style:style style:name="T6" style:family="text">
      <style:text-properties fo:font-variant="normal" fo:text-transform="none" fo:color="#454545" style:font-name="PingFang SC" fo:letter-spacing="normal" fo:font-style="normal"/>
    </style:style>
    <style:style style:name="T7" style:family="text">
      <style:text-properties fo:font-variant="normal" fo:text-transform="none" fo:color="#454545" style:font-name="PingFang SC" fo:letter-spacing="normal" fo:font-style="normal" officeooo:rsid="0015a658"/>
    </style:style>
    <style:style style:name="T8" style:family="text">
      <style:text-properties fo:font-variant="normal" fo:text-transform="none" fo:color="#5a5a5b" style:font-name="Roboto" fo:font-size="11.25pt" fo:letter-spacing="normal" fo:font-style="normal"/>
    </style:style>
    <style:style style:name="T9" style:family="text">
      <style:text-properties fo:font-variant="normal" fo:text-transform="none" fo:color="#5a5a5b" style:font-name="Roboto" fo:font-size="11.25pt" fo:letter-spacing="normal" fo:font-style="normal" officeooo:rsid="0016d5d7"/>
    </style:style>
    <style:style style:name="T10" style:family="text">
      <style:text-properties fo:font-variant="normal" fo:text-transform="none" fo:color="#5a5a5b" style:font-name="Roboto" fo:font-size="11.25pt" fo:letter-spacing="normal" fo:font-style="normal" officeooo:rsid="0018d4fe"/>
    </style:style>
    <style:style style:name="T11" style:family="text">
      <style:text-properties style:language-asian="zh" style:country-asian="CN"/>
    </style:style>
    <style:style style:name="T12" style:family="text">
      <style:text-properties officeooo:rsid="000eca8c"/>
    </style:style>
    <style:style style:name="T13" style:family="text">
      <style:text-properties fo:font-weight="bold" style:font-weight-asian="bold" style:font-weight-complex="bold"/>
    </style:style>
    <style:style style:name="T14" style:family="text">
      <style:text-properties officeooo:rsid="0016d5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7"/>
      <text:p text:style-name="P13">tank war design doc</text:p>
      <text:p text:style-name="Subtitle">rt </text:p>
      <text:p text:style-name="P19">vehicle</text:p>
      <text:p text:style-name="P8">I wish <text:span text:style-name="T11">carrier</text:span> can have different chose.</text:p>
      <text:list xml:id="list2820929712" text:style-name="WWNum1">
        <text:list-item>
          <text:p text:style-name="P17">Replenishment vehicle</text:p>
        </text:list-item>
      </text:list>
      <text:p text:style-name="P12">1.Panzer for transport soldier</text:p>
      <text:p text:style-name="P12">2.Truck for Cannonball.</text:p>
      <text:p text:style-name="P12"><text:tab/>The fuel truck can only transport fuel.It can ship much large amount of fuel than nomal truck.</text:p>
      <text:p text:style-name="P8">2.Normal tanks</text:p>
      <text:p text:style-name="P8">Different weapon</text:p>
      <text:list xml:id="list926512016" text:style-name="WWNum2">
        <text:list-item>
          <text:p text:style-name="P18">high explode (for kill soldier)</text:p>
          <text:list>
            <text:list-header>
              <text:p text:style-name="P18">leve 1 to 6</text:p>
            </text:list-header>
          </text:list>
        </text:list-item>
        <text:list-item>
          <text:p text:style-name="P18">AP(for attack tank)</text:p>
          <text:list>
            <text:list-item>
              <text:list>
                <text:list-item>
                  <text:list>
                    <text:list-item>
                      <text:list>
                        <text:list-item>
                          <text:list>
                            <text:list-item>
                              <text:list>
                                <text:list-item>
                                  <text:list>
                                    <text:list-item>
                                      <text:list>
                                        <text:list-item>
                                          <text:list>
                                            <text:list-header>
                                              <text:p text:style-name="P28"><text:s/><text:tab/> <text:s text:c="4"/>same as above</text:p>
                                            </text:list-header>
                                          </text:list>
                                        </text:list-item>
                                      </text:list>
                                    </text:list-item>
                                  </text:list>
                                </text:list-item>
                              </text:list>
                            </text:list-item>
                          </text:list>
                        </text:list-item>
                      </text:list>
                    </text:list-item>
                  </text:list>
                </text:list-item>
              </text:list>
            </text:list-item>
          </text:list>
        </text:list-item>
        <text:list-item>
          <text:p text:style-name="P18">Missile for track specific area aim</text:p>
        </text:list-item>
      </text:list>
      <text:p text:style-name="P8">Some support.</text:p>
      <text:p text:style-name="P8"><text:tab/><text:span text:style-name="T13">Key Code</text:span></text:p>
      <text:p text:style-name="P3"><text:tab/>Control</text:p>
      <text:p text:style-name="P2"><text:bookmark text:name="_GoBack"/><text:soft-page-break/>Because the keys that present on the screen are finitude ,I would like number these keys,for spicific position </text:p>
      <text:p text:style-name="P2">Key list should be</text:p>
      <text:p text:style-name="List_20_Paragraph">1.control(up right left down)</text:p>
      <text:p text:style-name="List_20_Paragraph">2.fire(first and second key)//I think 2 just fine ,do not need to many</text:p>
      <text:p text:style-name="List_20_Paragraph">Key1 : HE </text:p>
      <text:p text:style-name="List_20_Paragraph">Key:2 AP</text:p>
      <text:p text:style-name="List_20_Paragraph">3.game state (pause)</text:p>
      <text:p text:style-name="P2"><text:tab/>Input key region</text:p>
      <text:p text:style-name="P2"/>
      <text:p text:style-name="P5"><text:tab/>Message</text:p>
      <text:p text:style-name="P4">message has two manners to transmit</text:p>
      <text:p text:style-name="P9">1.send by key object</text:p>
      <text:p text:style-name="P9">2.subscribed by consumer</text:p>
      <text:p text:style-name="P9"><text:s/>there are two way to accomplish that.</text:p>
      <text:p text:style-name="P9">1 C# 's delegate </text:p>
      <text:p text:style-name="P9">2 Unity new message system</text:p>
      <text:p text:style-name="List_20_Paragraph"><text:span text:style-name="T1"><text:s/></text:span><text:span text:style-name="T5">To send a message a static helper class exists to do this. As arguments it requires a target object for the message, some user specific data, and a functor that maps to the specific function in the message interface you wish to target.</text:span></text:p>
      <text:p text:style-name="P1"><text:span text:style-name="Source_20_Text"><text:span text:style-name="T4">ExecuteEvents.Execute&lt;ICustomMessageTarget&gt;(target, null, (x,y)=&gt;x.Message1());</text:span></text:span></text:p>
      <text:p text:style-name="P6">This code will execute the function Message1 on any components on the GameObject target that implement the ICustomMessageTarget interface. The scripting documentation for the ExecuteEvents class covers other forms of the Execute functions, such as Executing in children or in parents.</text:p>
      <text:p text:style-name="P9"><text:span text:style-name="T2">For now I think method is a good choose,since it do not need the specific gam</text:span><text:span text:style-name="T3">eobject.This will give the program lots of flexibility.</text:span></text:p>
      <text:p text:style-name="P10"><text:soft-page-break/>How to communicate between button and gameobject？</text:p>
      <text:p text:style-name="P10">I hope this game can be more logistics.So I wish the players could make the track transport system.Or may be unit transportation.</text:p>
      <text:p text:style-name="P10">I need one class to hold all the function that mapped key to entity.Those function's parameter not sure .The reason is above function not jast manipulate Cannonball.In future maybe I will <text:s/>add additional functions.</text:p>
      <text:p text:style-name="P10">[firet edit at <text:s/>2017/10/10/22.05]</text:p>
      <text:p text:style-name="P22">Weapon</text:p>
      <text:p text:style-name="P11">1-big area landmine(trauk's ability).</text:p>
      <text:p text:style-name="P11">2-force field shield?</text:p>
      <text:p text:style-name="P11">3-<text:span text:style-name="T12">Base skill Cannonade(need enabled by player)</text:span></text:p>
      <text:p text:style-name="P21">SCENE</text:p>
      <text:p text:style-name="P23">if don’t add normal map there.Then I would like add the fouce field there.Normally It can’t be see directly.It only can be see when <text:s/></text:p>
      <text:p text:style-name="P23">achieve some condition.</text:p>
      <text:p text:style-name="P25"/>
      <text:p text:style-name="P15">so please could you make me a list of your questions and then I will answer you. the animations have to interact with object or special places too ... ( like people snuggle in sofa ... etc ) Or simply start dance animations at the same time to do like choregraphy</text:p>
      <text:p text:style-name="P16"/>
      <text:p text:style-name="P23"/>
      <text:p text:style-name="P27"><text:span text:style-name="T6">1.What kind of format of solution that you expected me to send to you?</text:span></text:p>
      <text:p text:style-name="P27">2.Are you just need a corresponding code.</text:p>
      <text:p text:style-name="P27">3.Is this project must use Photon Server or whatever other kinds sever</text:p>
      <text:p text:style-name="P27">4.what’s the game environment</text:p>
      <text:p text:style-name="P26">5 how much budget you <text:span text:style-name="T7">expected.</text:span></text:p>
      <text:p text:style-name="P24"><text:span text:style-name="T8">I </text:span><text:span text:style-name="T9">probably </text:span><text:span text:style-name="T8">need see your project </text:span><text:span text:style-name="T9">to ensure everything works fine.Also you </text:span><text:span text:style-name="T10">can</text:span><text:span text:style-name="T9"> chose not,But that maybe slow down the develop</text:span><text:span text:style-name="T10">ing</text:span><text:span text:style-name="T9"> sp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Open Sans" svg:font-family="'Open Sans', sans-serif"/>
    <style:font-face style:name="PingFang SC" svg:font-family="'PingFang SC', 'Microsoft YaHei', SimHei, Arial, SimSun"/>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Tahoma1"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Arial" fo:font-size="11pt" fo:language="en" fo:country="US" style:font-name-asian="宋体" style:font-size-asian="11pt" style:language-asian="zh" style:country-asian="CN"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US" style:font-name-asian="宋体" style:font-size-asian="11pt" style:language-asian="zh" style:country-asian="CN"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2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keep-together="always" fo:keep-with-next="always"/>
      <style:text-properties fo:text-transform="uppercase" fo:color="#7a7a7a" style:font-name="Arial Black" fo:font-family="'Arial Black'" style:font-family-generic="roman" style:font-pitch="variable"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7a7a7a" style:font-name="Arial Black" fo:font-family="'Arial Black'"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06cm" fo:margin-bottom="0cm" loext:contextual-spacing="false" fo:line-height="100%" fo:keep-together="always" fo:keep-with-next="always"/>
      <style:text-properties fo:text-transform="uppercase" fo:color="#d1282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loext:contextual-spacing="false" fo:keep-together="always" fo:keep-with-next="always"/>
      <style:text-properties fo:color="#7a7a7a" style:font-name="Arial Black" fo:font-family="'Arial Black'" style:font-family-generic="roman" style:font-pitch="variable" fo:font-style="italic" style:font-style-asian="italic"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loext:contextual-spacing="false" fo:keep-together="always" fo:keep-with-next="always"/>
      <style:text-properties fo:color="#5b5b5b"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loext:contextual-spacing="false" fo:keep-together="always" fo:keep-with-next="always"/>
      <style:text-properties fo:color="#5b5b5b" style:font-name="Arial Black" fo:font-family="'Arial Black'"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loext:contextual-spacing="false" fo:keep-together="always" fo:keep-with-next="always"/>
      <style:text-properties fo:color="#d1282e" fo:font-weight="bold" style:font-weight-asian="bold"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loext:contextual-spacing="false" fo:keep-together="always" fo:keep-with-next="always"/>
      <style:text-properties fo:color="#7a7a7a" style:font-name="Arial Black" fo:font-family="'Arial Black'"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loext:contextual-spacing="false" fo:keep-together="always" fo:keep-with-next="always"/>
      <style:text-properties fo:color="#5b5b5b" style:font-name="Arial Black" fo:font-family="'Arial Black'" style:font-family-generic="roman" style:font-pitch="variable" fo:font-size="10pt" fo:font-style="italic" style:font-size-asian="10pt" style:font-style-asian="italic" style:font-size-complex="10pt" style:font-style-complex="italic"/>
    </style:style>
    <style:style style:name="caption" style:family="paragraph" style:parent-style-name="Standard" style:default-outline-level="" style:list-style-name="">
      <style:paragraph-properties fo:line-height="100%"/>
      <style:text-properties fo:text-transform="uppercase" fo:color="#7a7a7a" fo:font-size="9pt" style:font-size-asian="9pt" style:font-size-complex="9pt" style:font-weight-complex="bold"/>
    </style:style>
    <style:style style:name="Title" style:family="paragraph" style:parent-style-name="Standard" style:next-style-name="Subtitle" style:default-outline-level="" style:list-style-name="" style:class="chapter">
      <style:paragraph-properties fo:margin-top="0.635cm" fo:margin-bottom="0.106cm" loext:contextual-spacing="false" fo:line-height="100%" fo:text-align="start" style:justify-single-word="false"/>
      <style:text-properties fo:text-transform="uppercase" fo:color="#000000" style:font-name="Arial Black" fo:font-family="'Arial Black'" style:font-family-generic="roman" style:font-pitch="variable" fo:font-size="36pt" fo:letter-spacing="-0.035cm" fo:font-weight="bold" style:letter-kerning="true"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text-transform="uppercase" fo:color="#d1282e" style:font-name="Arial Black" fo:font-family="'Arial Black'" style:font-family-generic="roman" style:font-pitch="variable" fo:font-size="18pt" fo:font-style="italic" style:font-size-asian="18pt" style:font-style-asian="italic" style:font-size-complex="18pt" style:font-style-complex="italic"/>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paragraph-properties fo:line-height="150%"/>
      <style:text-properties fo:color="#7a7a7a" fo:font-size="14pt" fo:font-style="italic" style:font-size-asian="14pt" style:font-style-asian="italic" style:font-style-complex="italic"/>
    </style:style>
    <style:style style:name="Intense_20_Quote" style:display-name="Intense Quote" style:family="paragraph" style:parent-style-name="Standard" style:default-outline-level="" style:list-style-name="">
      <style:paragraph-properties fo:margin-top="0.353cm" fo:margin-bottom="0.494cm" loext:contextual-spacing="false" fo:line-height="150%" fo:padding-left="0cm" fo:padding-right="0cm" fo:padding-top="0.176cm" fo:padding-bottom="0.176cm" fo:border-left="none" fo:border-right="none" fo:border-top="4.51pt solid #000001" fo:border-bottom="2.24pt solid #d1282e"/>
      <style:text-properties fo:color="#7f7f7f" fo:font-size="13pt" fo:font-style="italic" fo:font-weight="bold" style:font-size-asian="13pt"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新宋体" style:font-family-asian="新宋体"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标题_20_1_20_字符" style:display-name="标题 1 字符" style:family="text" style:parent-style-name="Default_20_Paragraph_20_Font">
      <style:text-properties fo:text-transform="uppercase" fo:color="#7a7a7a" style:font-name="Arial Black" fo:font-family="'Arial Black'" style:font-family-generic="roman" style:font-pitch="variable" fo:font-size="14pt" style:font-size-asian="14pt" style:font-size-complex="14pt" style:font-weight-complex="bold"/>
    </style:style>
    <style:style style:name="标题_20_2_20_字符" style:display-name="标题 2 字符" style:family="text" style:parent-style-name="Default_20_Paragraph_20_Font">
      <style:text-properties fo:color="#7a7a7a" style:font-name="Arial Black" fo:font-family="'Arial Black'" style:font-family-generic="roman" style:font-pitch="variable" fo:font-size="13pt" fo:font-weight="bold" style:font-size-asian="13pt" style:font-weight-asian="bold" style:font-size-complex="13pt" style:font-weight-complex="bold"/>
    </style:style>
    <style:style style:name="标题_20_3_20_字符" style:display-name="标题 3 字符" style:family="text" style:parent-style-name="Default_20_Paragraph_20_Font">
      <style:text-properties fo:text-transform="uppercase" fo:color="#d1282e" fo:font-weight="bold" style:font-weight-asian="bold" style:font-weight-complex="bold"/>
    </style:style>
    <style:style style:name="标题_20_4_20_字符" style:display-name="标题 4 字符" style:family="text" style:parent-style-name="Default_20_Paragraph_20_Font">
      <style:text-properties fo:color="#7a7a7a" style:font-name="Arial Black" fo:font-family="'Arial Black'" style:font-family-generic="roman" style:font-pitch="variable" fo:font-style="italic" style:font-style-asian="italic" style:font-style-complex="italic" style:font-weight-complex="bold"/>
    </style:style>
    <style:style style:name="标题_20_5_20_字符" style:display-name="标题 5 字符" style:family="text" style:parent-style-name="Default_20_Paragraph_20_Font">
      <style:text-properties fo:color="#5b5b5b" fo:font-weight="bold" style:font-weight-asian="bold"/>
    </style:style>
    <style:style style:name="标题_20_6_20_字符" style:display-name="标题 6 字符" style:family="text" style:parent-style-name="Default_20_Paragraph_20_Font">
      <style:text-properties fo:color="#5b5b5b" style:font-name="Arial Black" fo:font-family="'Arial Black'" style:font-family-generic="roman" style:font-pitch="variable" fo:font-style="italic" style:font-style-asian="italic" style:font-style-complex="italic"/>
    </style:style>
    <style:style style:name="标题_20_7_20_字符" style:display-name="标题 7 字符" style:family="text" style:parent-style-name="Default_20_Paragraph_20_Font">
      <style:text-properties fo:color="#d1282e" fo:font-weight="bold" style:font-weight-asian="bold" style:font-style-complex="italic"/>
    </style:style>
    <style:style style:name="标题_20_8_20_字符" style:display-name="标题 8 字符" style:family="text" style:parent-style-name="Default_20_Paragraph_20_Font">
      <style:text-properties fo:color="#7a7a7a" style:font-name="Arial Black" fo:font-family="'Arial Black'" style:font-family-generic="roman" style:font-pitch="variable" fo:font-size="10pt" style:font-size-asian="10pt" style:font-size-complex="10pt"/>
    </style:style>
    <style:style style:name="标题_20_9_20_字符" style:display-name="标题 9 字符" style:family="text" style:parent-style-name="Default_20_Paragraph_20_Font">
      <style:text-properties fo:color="#5b5b5b" style:font-name="Arial Black" fo:font-family="'Arial Black'" style:font-family-generic="roman" style:font-pitch="variable" fo:font-size="10pt" fo:font-style="italic" style:font-size-asian="10pt" style:font-style-asian="italic" style:font-size-complex="10pt" style:font-style-complex="italic"/>
    </style:style>
    <style:style style:name="标题_20_字符" style:display-name="标题 字符" style:family="text" style:parent-style-name="Default_20_Paragraph_20_Font">
      <style:text-properties fo:text-transform="uppercase" fo:color="#000000" style:font-name="Arial Black" fo:font-family="'Arial Black'" style:font-family-generic="roman" style:font-pitch="variable" fo:font-size="36pt" fo:letter-spacing="-0.035cm" style:letter-kerning="true" style:font-size-asian="36pt" style:font-size-complex="36pt"/>
    </style:style>
    <style:style style:name="副标题_20_字符" style:display-name="副标题 字符" style:family="text" style:parent-style-name="Default_20_Paragraph_20_Font">
      <style:text-properties fo:text-transform="uppercase" fo:color="#d1282e" style:font-name="Arial Black" fo:font-family="'Arial Black'" style:font-family-generic="roman" style:font-pitch="variable" fo:font-size="18pt" style:font-size-asian="18pt" style:font-size-complex="18pt" style:font-style-complex="italic"/>
    </style:style>
    <style:style style:name="Strong_20_Emphasis" style:display-name="Strong Emphasis" style:family="text" style:parent-style-name="Default_20_Paragraph_20_Font">
      <style:text-properties fo:font-style="italic" fo:font-weight="bold" style:font-style-asian="italic" style:font-weight-asian="bold" style:font-style-complex="italic" style:font-weight-complex="bold"/>
    </style:style>
    <style:style style:name="无间隔_20_字符" style:display-name="无间隔 字符" style:family="text" style:parent-style-name="Default_20_Paragraph_20_Font"/>
    <style:style style:name="引用_20_字符" style:display-name="引用 字符" style:family="text" style:parent-style-name="Default_20_Paragraph_20_Font">
      <style:text-properties fo:color="#7a7a7a" fo:font-size="14pt" fo:font-style="italic" style:font-size-asian="14pt" style:font-style-asian="italic" style:font-style-complex="italic"/>
    </style:style>
    <style:style style:name="明显引用_20_字符" style:display-name="明显引用 字符" style:family="text" style:parent-style-name="Default_20_Paragraph_20_Font">
      <style:text-properties fo:color="#7f7f7f" fo:font-size="13pt" fo:font-style="italic" fo:font-weight="bold" style:font-size-asian="13pt"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7a7a7a" fo:font-style="italic" style:font-style-asian="italic" style:font-style-complex="italic"/>
    </style:style>
    <style:style style:name="Intense_20_Emphasis" style:display-name="Intense Emphasis" style:family="text" style:parent-style-name="Default_20_Paragraph_20_Font">
      <style:text-properties fo:color="#d1282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f5c201" style:font-name="Arial" fo:font-family="Arial" style:font-family-generic="roman" style:font-pitch="variable" fo:font-size="11pt" style:text-underline-style="none" style:font-size-asian="11pt"/>
    </style:style>
    <style:style style:name="Intense_20_Reference" style:display-name="Intense Reference" style:family="text" style:parent-style-name="Default_20_Paragraph_20_Font">
      <style:text-properties fo:text-transform="uppercase" fo:color="#f5c201" style:font-name="Arial" fo:font-family="Arial" style:font-family-generic="roman" style:font-pitch="variable" fo:font-size="11pt" fo:letter-spacing="0.009cm" style:text-underline-style="solid" style:text-underline-width="auto" style:text-underline-color="font-color" fo:font-weight="bold" style:font-size-asian="11pt" style:font-weight-asian="bold" style:font-weight-complex="bold"/>
    </style:style>
    <style:style style:name="Book_20_Title" style:display-name="Book Title" style:family="text" style:parent-style-name="Default_20_Paragraph_20_Font">
      <style:text-properties fo:text-transform="uppercase" fo:color="#3d3d3d" style:font-name="Arial" fo:font-family="Arial" style:font-family-generic="roman" style:font-pitch="variable" fo:font-size="11pt" fo:letter-spacing="0.009cm" fo:font-weight="bold" style:font-size-asian="11pt" style:font-weight-asian="bold" style:font-weight-complex="bold"/>
    </style:style>
    <style:style style:name="批注框文本_20_字符" style:display-name="批注框文本 字符"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页眉_20_字符" style:display-name="页眉 字符" style:family="text" style:parent-style-name="Default_20_Paragraph_20_Font"/>
    <style:style style:name="页脚_20_字符" style:display-name="页脚 字符" style:family="text" style:parent-style-name="Default_20_Paragraph_20_Font"/>
    <style:style style:name="Source_20_Text" style:display-name="Source Text" style:family="text">
      <style:text-properties style:font-name="Courier New" fo:font-family="'Courier New'" style:font-family-generic="modern" style:font-pitch="fixed" style:font-name-asian="新宋体" style:font-family-asian="新宋体"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2.11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741cm" fo:margin-left="2.85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741cm" fo:margin-left="3.59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741cm" fo:margin-left="4.33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741cm" fo:margin-left="5.0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741cm" fo:margin-left="5.82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41cm" fo:margin-left="6.56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25cm" fo:margin-bottom="1.251cm" fo:margin-left="1.852cm" fo:margin-right="1.852cm" style:shadow="none" style:writing-mode="lr-tb" style:layout-grid-color="#c0c0c0" style:layout-grid-lines="69" style:layout-grid-base-height="0.423cm" style:layout-grid-ruby-height="0.212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74cm" fo:margin-left="0cm" fo:margin-right="0cm" fo:margin-top="0.674cm" style:dynamic-spacing="true"/>
      </style:footer-style>
    </style:page-layout>
    <style:page-layout style:name="Mpm2">
      <style:page-layout-properties fo:page-width="21.001cm" fo:page-height="29.7cm" style:num-format="1" style:print-orientation="portrait" fo:margin-top="2.025cm" fo:margin-bottom="1.251cm" fo:margin-left="1.852cm" fo:margin-right="1.852cm" style:shadow="none"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nk war design doc</dc:title>
    <dc:subject>rt</dc:subject>
    <meta:initial-creator>kkl</meta:initial-creator>
    <meta:editing-cycles>12</meta:editing-cycles>
    <meta:creation-date>2017-09-04T14:29:00</meta:creation-date>
    <dc:date>2017-10-25T15:17:13.233000000</dc:date>
    <meta:editing-duration>P11DT2H25M18S</meta:editing-duration>
    <meta:generator>LibreOffice/5.4.2.2$Windows_x86 LibreOffice_project/22b09f6418e8c2d508a9eaf86b2399209b0990f4</meta:generator>
    <meta:document-statistic meta:table-count="0" meta:image-count="0" meta:object-count="0" meta:page-count="3" meta:paragraph-count="55" meta:word-count="489" meta:character-count="2938" meta:non-whitespace-character-count="24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ssentialReport" xlink:href=""/>
  </office:meta>
</office:document-meta>
</file>